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6C</text:p>
          </table:table-cell>
          <table:table-cell table:style-name="ce2" office:value-type="string" calcext:value-type="string">
            <text:p>total energy cost</text:p>
          </table:table-cell>
          <table:table-cell table:style-name="ce3" office:value-type="string" calcext:value-type="string">
            <text:p>for each rescuing unit</text:p>
          </table:table-cell>
          <table:table-cell office:value-type="string" calcext:value-type="string">
            <text:p>V=8</text:p>
          </table:table-cell>
          <table:table-cell table:style-name="ce2" table:number-columns-repeated="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725.7496" calcext:value-type="float">
            <text:p>725.7496</text:p>
          </table:table-cell>
          <table:table-cell table:style-name="ce3" table:formula="of:=[.B2]/[.A2]" office:value-type="float" office:value="13.4398074074074" calcext:value-type="float">
            <text:p>13.44</text:p>
          </table:table-cell>
          <table:table-cell/>
          <table:table-cell table:style-name="ce2" table:number-columns-repeated="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1.3554" calcext:value-type="float">
            <text:p>741.3554</text:p>
          </table:table-cell>
          <table:table-cell table:style-name="ce3" table:formula="of:=[.B3]/[.A3]" office:value-type="float" office:value="15.4449041666667" calcext:value-type="float">
            <text:p>15.44</text:p>
          </table:table-cell>
          <table:table-cell/>
          <table:table-cell table:style-name="ce2" table:number-columns-repeated="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729.2048" calcext:value-type="float">
            <text:p>729.2048</text:p>
          </table:table-cell>
          <table:table-cell table:style-name="ce3" table:formula="of:=[.B4]/[.A4]" office:value-type="float" office:value="13.5037925925926" calcext:value-type="float">
            <text:p>13.50</text:p>
          </table:table-cell>
          <table:table-cell/>
          <table:table-cell table:style-name="ce2" table:number-columns-repeated="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730.5828" calcext:value-type="float">
            <text:p>730.5828</text:p>
          </table:table-cell>
          <table:table-cell table:style-name="ce3" table:formula="of:=[.B5]/[.A5]" office:value-type="float" office:value="13.5293111111111" calcext:value-type="float">
            <text:p>13.53</text:p>
          </table:table-cell>
          <table:table-cell/>
          <table:table-cell table:style-name="ce2" table:number-columns-repeated="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728.691" calcext:value-type="float">
            <text:p>728.691</text:p>
          </table:table-cell>
          <table:table-cell table:style-name="ce3" table:formula="of:=[.B6]/[.A6]" office:value-type="float" office:value="13.4942777777778" calcext:value-type="float">
            <text:p>13.49</text:p>
          </table:table-cell>
          <table:table-cell/>
          <table:table-cell table:style-name="ce2" table:number-columns-repeated="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744.1645" calcext:value-type="float">
            <text:p>744.1645</text:p>
          </table:table-cell>
          <table:table-cell table:style-name="ce3" table:formula="of:=[.B7]/[.A7]" office:value-type="float" office:value="13.7808240740741" calcext:value-type="float">
            <text:p>13.78</text:p>
          </table:table-cell>
          <table:table-cell/>
          <table:table-cell table:style-name="ce2" table:number-columns-repeated="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22.6573" calcext:value-type="float">
            <text:p>722.6573</text:p>
          </table:table-cell>
          <table:table-cell table:style-name="ce3" table:formula="of:=[.B8]/[.A8]" office:value-type="float" office:value="15.0553604166667" calcext:value-type="float">
            <text:p>15.06</text:p>
          </table:table-cell>
          <table:table-cell/>
          <table:table-cell table:style-name="ce2" table:number-columns-repeated="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733.4541" calcext:value-type="float">
            <text:p>733.4541</text:p>
          </table:table-cell>
          <table:table-cell table:style-name="ce3" table:formula="of:=[.B9]/[.A9]" office:value-type="float" office:value="13.5824833333333" calcext:value-type="float">
            <text:p>13.58</text:p>
          </table:table-cell>
          <table:table-cell/>
          <table:table-cell table:style-name="ce2" table:number-columns-repeated="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739.1164" calcext:value-type="float">
            <text:p>739.1164</text:p>
          </table:table-cell>
          <table:table-cell table:style-name="ce3" table:formula="of:=[.B10]/[.A10]" office:value-type="float" office:value="13.6873407407407" calcext:value-type="float">
            <text:p>13.69</text:p>
          </table:table-cell>
          <table:table-cell/>
          <table:table-cell table:style-name="ce2" table:number-columns-repeated="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727.4443" calcext:value-type="float">
            <text:p>727.4443</text:p>
          </table:table-cell>
          <table:table-cell table:style-name="ce3" table:formula="of:=[.B11]/[.A11]" office:value-type="float" office:value="13.4711907407407" calcext:value-type="float">
            <text:p>13.47</text:p>
          </table:table-cell>
          <table:table-cell/>
          <table:table-cell table:style-name="ce2" table:number-columns-repeated="15"/>
        </table:table-row>
        <table:table-row table:style-name="ro1">
          <table:table-cell table:style-name="ce1" office:value-type="string" calcext:value-type="string">
            <text:p>6O</text:p>
          </table:table-cell>
          <table:table-cell table:number-columns-repeated="2"/>
          <table:table-cell office:value-type="string" calcext:value-type="string">
            <text:p>V=80</text:p>
          </table:table-cell>
          <table:table-cell table:number-columns-repeated="1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664.3895" calcext:value-type="float">
            <text:p>1664.3895</text:p>
          </table:table-cell>
          <table:table-cell table:style-name="ce3" table:formula="of:=[.B13]/[.A13]" office:value-type="float" office:value="21.6154480519481" calcext:value-type="float">
            <text:p>21.62</text:p>
          </table:table-cell>
          <table:table-cell table:number-columns-repeated="1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626.7375" calcext:value-type="float">
            <text:p>1626.7375</text:p>
          </table:table-cell>
          <table:table-cell table:style-name="ce3" table:formula="of:=[.B14]/[.A14]" office:value-type="float" office:value="20.855608974359" calcext:value-type="float">
            <text:p>20.86</text:p>
          </table:table-cell>
          <table:table-cell table:number-columns-repeated="1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610.3678" calcext:value-type="float">
            <text:p>1610.3678</text:p>
          </table:table-cell>
          <table:table-cell table:style-name="ce3" table:formula="of:=[.B15]/[.A15]" office:value-type="float" office:value="20.645741025641" calcext:value-type="float">
            <text:p>20.65</text:p>
          </table:table-cell>
          <table:table-cell table:number-columns-repeated="1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1700.203" calcext:value-type="float">
            <text:p>1700.203</text:p>
          </table:table-cell>
          <table:table-cell table:style-name="ce3" table:formula="of:=[.B16]/[.A16]" office:value-type="float" office:value="20.7341829268293" calcext:value-type="float">
            <text:p>20.73</text:p>
          </table:table-cell>
          <table:table-cell table:number-columns-repeated="1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613.2929" calcext:value-type="float">
            <text:p>1613.2929</text:p>
          </table:table-cell>
          <table:table-cell table:style-name="ce3" table:formula="of:=[.B17]/[.A17]" office:value-type="float" office:value="20.421429113924" calcext:value-type="float">
            <text:p>20.42</text:p>
          </table:table-cell>
          <table:table-cell table:number-columns-repeated="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612.7031" calcext:value-type="float">
            <text:p>1612.7031</text:p>
          </table:table-cell>
          <table:table-cell table:style-name="ce3" table:formula="of:=[.B18]/[.A18]" office:value-type="float" office:value="20.9441961038961" calcext:value-type="float">
            <text:p>20.94</text:p>
          </table:table-cell>
          <table:table-cell table:number-columns-repeated="16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28.7367" calcext:value-type="float">
            <text:p>1628.7367</text:p>
          </table:table-cell>
          <table:table-cell table:style-name="ce3" table:formula="of:=[.B19]/[.A19]" office:value-type="float" office:value="20.35920875" calcext:value-type="float">
            <text:p>20.36</text:p>
          </table:table-cell>
          <table:table-cell table:number-columns-repeated="1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606.3852" calcext:value-type="float">
            <text:p>1606.3852</text:p>
          </table:table-cell>
          <table:table-cell table:style-name="ce3" table:formula="of:=[.B20]/[.A20]" office:value-type="float" office:value="20.594682051282" calcext:value-type="float">
            <text:p>20.59</text:p>
          </table:table-cell>
          <table:table-cell table:number-columns-repeated="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636.4756" calcext:value-type="float">
            <text:p>1636.4756</text:p>
          </table:table-cell>
          <table:table-cell table:style-name="ce3" table:formula="of:=[.B21]/[.A21]" office:value-type="float" office:value="21.2529298701299" calcext:value-type="float">
            <text:p>21.25</text:p>
          </table:table-cell>
          <table:table-cell table:number-columns-repeated="1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661.0749" calcext:value-type="float">
            <text:p>1661.0749</text:p>
          </table:table-cell>
          <table:table-cell table:style-name="ce3" table:formula="of:=[.B22]/[.A22]" office:value-type="float" office:value="21.026264556962" calcext:value-type="float">
            <text:p>21.0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3C+3O(C)</text:p>
          </table:table-cell>
          <table:table-cell table:number-columns-repeated="2"/>
          <table:table-cell office:value-type="string" calcext:value-type="string">
            <text:p>Vc=16, vo=40</text:p>
          </table:table-cell>
          <table:table-cell table:number-columns-repeated="1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36.7973" calcext:value-type="float">
            <text:p>1136.7973</text:p>
          </table:table-cell>
          <table:table-cell table:style-name="ce3" table:formula="of:=[.B24]/[.A24]" office:value-type="float" office:value="10.5259009259259" calcext:value-type="float">
            <text:p>10.53</text:p>
          </table:table-cell>
          <table:table-cell table:number-columns-repeated="1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25.3744" calcext:value-type="float">
            <text:p>1125.3744</text:p>
          </table:table-cell>
          <table:table-cell table:style-name="ce3" table:formula="of:=[.B25]/[.A25]" office:value-type="float" office:value="10.4201333333333" calcext:value-type="float">
            <text:p>10.42</text:p>
          </table:table-cell>
          <table:table-cell table:number-columns-repeated="1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31.2429" calcext:value-type="float">
            <text:p>1131.2429</text:p>
          </table:table-cell>
          <table:table-cell table:style-name="ce3" table:formula="of:=[.B26]/[.A26]" office:value-type="float" office:value="10.4744712962963" calcext:value-type="float">
            <text:p>10.47</text:p>
          </table:table-cell>
          <table:table-cell table:number-columns-repeated="1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26.5696" calcext:value-type="float">
            <text:p>1126.5696</text:p>
          </table:table-cell>
          <table:table-cell table:style-name="ce3" table:formula="of:=[.B27]/[.A27]" office:value-type="float" office:value="10.4312" calcext:value-type="float">
            <text:p>10.43</text:p>
          </table:table-cell>
          <table:table-cell table:number-columns-repeated="1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49.7629" calcext:value-type="float">
            <text:p>1149.7629</text:p>
          </table:table-cell>
          <table:table-cell table:style-name="ce3" table:formula="of:=[.B28]/[.A28]" office:value-type="float" office:value="10.6459527777778" calcext:value-type="float">
            <text:p>10.65</text:p>
          </table:table-cell>
          <table:table-cell table:number-columns-repeated="1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48.3068" calcext:value-type="float">
            <text:p>1148.3068</text:p>
          </table:table-cell>
          <table:table-cell table:style-name="ce3" table:formula="of:=[.B29]/[.A29]" office:value-type="float" office:value="10.6324703703704" calcext:value-type="float">
            <text:p>10.63</text:p>
          </table:table-cell>
          <table:table-cell table:number-columns-repeated="1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34.0406" calcext:value-type="float">
            <text:p>1134.0406</text:p>
          </table:table-cell>
          <table:table-cell table:style-name="ce3" table:formula="of:=[.B30]/[.A30]" office:value-type="float" office:value="10.5003759259259" calcext:value-type="float">
            <text:p>10.50</text:p>
          </table:table-cell>
          <table:table-cell table:number-columns-repeated="1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23.1132" calcext:value-type="float">
            <text:p>1123.1132</text:p>
          </table:table-cell>
          <table:table-cell table:style-name="ce3" table:formula="of:=[.B31]/[.A31]" office:value-type="float" office:value="10.3991962962963" calcext:value-type="float">
            <text:p>10.40</text:p>
          </table:table-cell>
          <table:table-cell table:number-columns-repeated="1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37.1022" calcext:value-type="float">
            <text:p>1137.1022</text:p>
          </table:table-cell>
          <table:table-cell table:style-name="ce3" table:formula="of:=[.B32]/[.A32]" office:value-type="float" office:value="10.5287240740741" calcext:value-type="float">
            <text:p>10.53</text:p>
          </table:table-cell>
          <table:table-cell table:number-columns-repeated="1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34.0164" calcext:value-type="float">
            <text:p>1134.0164</text:p>
          </table:table-cell>
          <table:table-cell table:style-name="ce3" table:formula="of:=[.B33]/[.A33]" office:value-type="float" office:value="10.5001518518519" calcext:value-type="float">
            <text:p>10.5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3C+3O(NC)</text:p>
          </table:table-cell>
          <table:table-cell table:number-columns-repeated="2"/>
          <table:table-cell office:value-type="string" calcext:value-type="string">
            <text:p>Vc=8, vo=80</text:p>
          </table:table-cell>
          <table:table-cell table:number-columns-repeated="1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117.9969" calcext:value-type="float">
            <text:p>1117.9969</text:p>
          </table:table-cell>
          <table:table-cell table:style-name="ce3" table:formula="of:=[.B35]/[.A35]" office:value-type="float" office:value="17.7459825396825" calcext:value-type="float">
            <text:p>17.75</text:p>
          </table:table-cell>
          <table:table-cell table:number-columns-repeated="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12.9815" calcext:value-type="float">
            <text:p>1112.9815</text:p>
          </table:table-cell>
          <table:table-cell table:style-name="ce3" table:formula="of:=[.B36]/[.A36]" office:value-type="float" office:value="17.1227923076923" calcext:value-type="float">
            <text:p>17.12</text:p>
          </table:table-cell>
          <table:table-cell table:number-columns-repeated="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34.4628" calcext:value-type="float">
            <text:p>1134.4628</text:p>
          </table:table-cell>
          <table:table-cell table:style-name="ce3" table:formula="of:=[.B37]/[.A37]" office:value-type="float" office:value="17.4532738461538" calcext:value-type="float">
            <text:p>17.45</text:p>
          </table:table-cell>
          <table:table-cell table:number-columns-repeated="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137.6995" calcext:value-type="float">
            <text:p>1137.6995</text:p>
          </table:table-cell>
          <table:table-cell table:style-name="ce3" table:formula="of:=[.B38]/[.A38]" office:value-type="float" office:value="19.9596403508772" calcext:value-type="float">
            <text:p>19.96</text:p>
          </table:table-cell>
          <table:table-cell table:number-columns-repeated="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130.1923" calcext:value-type="float">
            <text:p>1130.1923</text:p>
          </table:table-cell>
          <table:table-cell table:style-name="ce3" table:formula="of:=[.B39]/[.A39]" office:value-type="float" office:value="19.8279350877193" calcext:value-type="float">
            <text:p>19.83</text:p>
          </table:table-cell>
          <table:table-cell table:number-columns-repeated="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130.9918" calcext:value-type="float">
            <text:p>1130.9918</text:p>
          </table:table-cell>
          <table:table-cell table:style-name="ce3" table:formula="of:=[.B40]/[.A40]" office:value-type="float" office:value="19.8419614035088" calcext:value-type="float">
            <text:p>19.84</text:p>
          </table:table-cell>
          <table:table-cell table:number-columns-repeated="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32.1797" calcext:value-type="float">
            <text:p>1132.1797</text:p>
          </table:table-cell>
          <table:table-cell table:style-name="ce3" table:formula="of:=[.B41]/[.A41]" office:value-type="float" office:value="17.4181492307692" calcext:value-type="float">
            <text:p>17.42</text:p>
          </table:table-cell>
          <table:table-cell table:number-columns-repeated="1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113.5798" calcext:value-type="float">
            <text:p>1113.5798</text:p>
          </table:table-cell>
          <table:table-cell table:style-name="ce3" table:formula="of:=[.B42]/[.A42]" office:value-type="float" office:value="17.399684375" calcext:value-type="float">
            <text:p>17.40</text:p>
          </table:table-cell>
          <table:table-cell table:number-columns-repeated="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30.5849" calcext:value-type="float">
            <text:p>1130.5849</text:p>
          </table:table-cell>
          <table:table-cell table:style-name="ce3" table:formula="of:=[.B43]/[.A43]" office:value-type="float" office:value="17.3936138461538" calcext:value-type="float">
            <text:p>17.39</text:p>
          </table:table-cell>
          <table:table-cell table:number-columns-repeated="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32.4335" calcext:value-type="float">
            <text:p>1132.4335</text:p>
          </table:table-cell>
          <table:table-cell table:style-name="ce3" table:formula="of:=[.B44]/[.A44]" office:value-type="float" office:value="17.4220538461538" calcext:value-type="float">
            <text:p>17.42</text:p>
          </table:table-cell>
          <table:table-cell table:number-columns-repeated="16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number-columns-repeated="16"/>
        </table:table-row>
        <table:table-row table:style-name="ro1" table:number-rows-repeated="104852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9:37:24.729965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3:13:37.914438606</meta:creation-date>
    <dc:date>2020-09-03T19:44:34.974822465</dc:date>
    <meta:editing-duration>P2DT8H39M30S</meta:editing-duration>
    <meta:editing-cycles>13</meta:editing-cycles>
    <meta:generator>LibreOffice/6.0.7.3$Linux_X86_64 LibreOffice_project/00m0$Build-3</meta:generator>
    <meta:document-statistic meta:table-count="1" meta:cell-count="130" meta:object-count="0"/>
  </office:meta>
</office:document-meta>
</file>